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050505" style:text-outline="false" style:text-line-through-style="none" style:text-line-through-type="none" style:font-name="Liberation Serif1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a cryptographie moderne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 text:style-name="P1"><text:span text:style-name="T1">Nouveaux enjeux ave</text:span>c besoins énormes</text:p>
                <text:list>
                  <text:list-item>
                    <text:list>
                      <text:list-item>
                        <text:p text:style-name="P1"><text:span text:style-name="T1">Applications civiles du </text:span>chiffrement</text:p>
                      </text:list-item>
                      <text:list-item>
                        <text:p text:style-name="P1">Généralisation des outils informatiques</text:p>
                      </text:list-item>
                    </text:list>
                  </text:list-item>
                </text:list>
              </text:list-item>
            </text:list>
            <text:p text:style-name="P1"/>
            <text:list text:continue-numbering="true" text:style-name="L2">
              <text:list-item>
                <text:p text:style-name="P1">Progrès théoriq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>
            <draw:text-box>
              <text:p text:style-name="P1"><text:span text:style-name="T2">Explosion des besoins avec applications </text:span>civiles :</text:p>
              <text:list text:style-name="L3">
                <text:list-item>
                  <text:p text:style-name="P1">Banque</text:p>
                </text:list-item>
                <text:list-item>
                  <text:p text:style-name="P1"><text:span text:style-name="T2">Télécommuni</text:span>cation</text:p>
                </text:list-item>
                <text:list-item>
                  <text:p text:style-name="P1">Informatique</text:p>
                </text:list-item>
                <text:list-item>
                  <text:p text:style-name="P1">Carte bleue…</text:p>
                  <text:list>
                    <text:list-item>
                      <text:list>
                        <text:list-header>
                          <text:p text:style-name="P1"/>
                        </text:list-header>
                      </text:list>
                    </text:list-item>
                  </text:list>
                </text:list-item>
              </text:list>
              <text:p text:style-name="P1">Généralisation des outils info :</text:p>
              <text:list text:continue-numbering="true" text:style-name="L3">
                <text:list-item>
                  <text:p text:style-name="P1">Algorithmes plus puissants</text:p>
                </text:list-item>
                <text:list-item>
                  <text:p text:style-name="P1">Mais attaques pouvant être automatisées</text:p>
                  <text:p text:style-name="P1"/>
                  <text:p text:style-name="P1">=&gt; moteur de progrès</text:p>
                  <text:p text:style-name="P1"/>
                </text:list-item>
              </text:list>
              <text:p text:style-name="P1"><text:span text:style-name="T2">Progrés théoriques de la </text:span>crypto</text:p>
              <text:list text:continue-numbering="true" text:style-name="L3">
                <text:list-item>
                  <text:p text:style-name="P1"><text:span text:style-name="T2">Crypto à </text:span>clé publique</text:p>
                </text:list-item>
              </text:list>
            </draw:text-box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<text:span text:style-name="T3">La cryptographie moderne</text:span>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Fondements théoriques de la cryptographie moderne</text:p>
                <text:list>
                  <text:list-item>
                    <text:p>Clé secrète</text:p>
                  </text:list-item>
                  <text:list-item>
                    <text:p>Clé publique</text:p>
                  </text:list-item>
                  <text:list-item>
                    <text:p>Protocoles cryptographiques</text:p>
                  </text:list-item>
                  <text:list-item>
                    <text:p>Mises en œuvre concrè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a cryptographie moderne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 text:style-name="P1">Claude Shannon</text:p>
              </text:list-item>
              <text:list-item>
                <text:p text:style-name="P1">Années 70</text:p>
              </text:list-item>
              <text:list-item>
                <text:p text:style-name="P1">Hachage</text:p>
              </text:list-item>
              <text:list-item>
                <text:p text:style-name="P1">crypto et gouvern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ude Shannon</text:p>
          </draw:text-box>
        </draw:frame>
        <draw:frame presentation:style-name="pr2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nnées 70</text:p>
          </draw:text-box>
        </draw:frame>
        <draw:frame presentation:style-name="pr2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3">Ha</text:span>chage</text:p>
          </draw:text-box>
        </draw:frame>
        <draw:frame presentation:style-name="pr2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ryptographie et gouvernement</text:p>
          </draw:text-box>
        </draw:frame>
        <draw:frame presentation:style-name="pr2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Futur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Quantique</text:p>
              </text:list-item>
              <text:list-item>
                <text:p>Chiffrement homoph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06:55:03.159018771</meta:creation-date>
    <meta:editing-duration>PT13M27S</meta:editing-duration>
    <meta:editing-cycles>4</meta:editing-cycles>
    <meta:generator>LibreOffice/6.0.7.3$Linux_X86_64 LibreOffice_project/00m0$Build-3</meta:generator>
    <dc:title>DNA</dc:title>
    <dc:date>2019-10-27T07:29:31.582332833</dc:date>
    <meta:document-statistic meta:object-count="54"/>
  </office:meta>
</office:document-meta>
</file>